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Numbering_20_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 header (Lv 1)</text:h>
      <text:p text:style-name="Standard">A paragraph</text:p>
      <text:h text:style-name="Heading_20_2" text:outline-level="2">Another header (Lv 2)</text:h>
      <text:p text:style-name="Standard">Another paragraph</text:p>
      <text:h text:style-name="Heading_20_1" text:outline-level="1">Back to Level 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39:22.18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16" meta:character-count="79"/>
  </office:meta>
</office:document-meta>
</file>